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1790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43.15" calcext:value-type="float">
            <text:p>143.15</text:p>
          </table:table-cell>
          <table:table-cell office:value-type="string" calcext:value-type="string">
            <text:p>241 kWh</text:p>
          </table:table-cell>
          <table:table-cell office:value-type="float" office:value="1828.25" calcext:value-type="float">
            <text:p>1828.25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315.06" calcext:value-type="float">
            <text:p>315.06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T-1</text:p>
          </table:table-cell>
          <table:table-cell office:value-type="float" office:value="2415.46" calcext:value-type="float">
            <text:p>2415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42.62" calcext:value-type="float">
            <text:p>142.62</text:p>
          </table:table-cell>
          <table:table-cell office:value-type="string" calcext:value-type="string">
            <text:p>248 kWh</text:p>
          </table:table-cell>
          <table:table-cell office:value-type="float" office:value="1874.43" calcext:value-type="float">
            <text:p>1874.43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321.92" calcext:value-type="float">
            <text:p>321.92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T-1</text:p>
          </table:table-cell>
          <table:table-cell office:value-type="float" office:value="2468.02" calcext:value-type="float">
            <text:p>2468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/>
          <table:table-cell office:value-type="float" office:value="142.03" calcext:value-type="float">
            <text:p>142.03</text:p>
          </table:table-cell>
          <table:table-cell office:value-type="string" calcext:value-type="string">
            <text:p>400 kWh</text:p>
          </table:table-cell>
          <table:table-cell office:value-type="float" office:value="3010.75" calcext:value-type="float">
            <text:p>3010.75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493.91" calcext:value-type="float">
            <text:p>493.91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T-1</text:p>
          </table:table-cell>
          <table:table-cell office:value-type="float" office:value="3786.64" calcext:value-type="float">
            <text:p>3786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.97" calcext:value-type="float">
            <text:p>55.97</text:p>
          </table:table-cell>
          <table:table-cell office:value-type="float" office:value="1.2" calcext:value-type="float">
            <text:p>1.2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5 kWh</text:p>
          </table:table-cell>
          <table:table-cell office:value-type="float" office:value="696.23" calcext:value-type="float">
            <text:p>696.23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118.46" calcext:value-type="float">
            <text:p>118.46</text:p>
          </table:table-cell>
          <table:table-cell office:value-type="float" office:value="7.82" calcext:value-type="float">
            <text:p>7.82</text:p>
          </table:table-cell>
          <table:table-cell office:value-type="string" calcext:value-type="string">
            <text:p>T-1</text:p>
          </table:table-cell>
          <table:table-cell office:value-type="float" office:value="909.4" calcext:value-type="float">
            <text:p>909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2.38" calcext:value-type="float">
            <text:p>2.38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265 kWh</text:p>
          </table:table-cell>
          <table:table-cell office:value-type="float" office:value="1978.03" calcext:value-type="float">
            <text:p>1978.03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337.14" calcext:value-type="float">
            <text:p>337.14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T-1</text:p>
          </table:table-cell>
          <table:table-cell office:value-type="float" office:value="2587.15" calcext:value-type="float">
            <text:p>2587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string" calcext:value-type="string">
            <text:p>263 kWh</text:p>
          </table:table-cell>
          <table:table-cell office:value-type="float" office:value="1954.76" calcext:value-type="float">
            <text:p>1954.76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333.47" calcext:value-type="float">
            <text:p>333.47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T-1</text:p>
          </table:table-cell>
          <table:table-cell office:value-type="float" office:value="2556.57" calcext:value-type="float">
            <text:p>2556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4.88" calcext:value-type="float">
            <text:p>4.88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262 kWh</text:p>
          </table:table-cell>
          <table:table-cell office:value-type="float" office:value="1939.61" calcext:value-type="float">
            <text:p>1939.61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331.02" calcext:value-type="float">
            <text:p>331.02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T-1</text:p>
          </table:table-cell>
          <table:table-cell office:value-type="float" office:value="2542.71" calcext:value-type="float">
            <text:p>2542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273 kWh</text:p>
          </table:table-cell>
          <table:table-cell office:value-type="float" office:value="2012.82" calcext:value-type="float">
            <text:p>2012.82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341.96" calcext:value-type="float">
            <text:p>341.96</text:p>
          </table:table-cell>
          <table:table-cell office:value-type="float" office:value="22.57" calcext:value-type="float">
            <text:p>22.57</text:p>
          </table:table-cell>
          <table:table-cell office:value-type="string" calcext:value-type="string">
            <text:p>T-1</text:p>
          </table:table-cell>
          <table:table-cell office:value-type="float" office:value="2621.68" calcext:value-type="float">
            <text:p>2621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258 kWh</text:p>
          </table:table-cell>
          <table:table-cell office:value-type="float" office:value="1864.35" calcext:value-type="float">
            <text:p>1864.35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319.31" calcext:value-type="float">
            <text:p>319.31</text:p>
          </table:table-cell>
          <table:table-cell office:value-type="float" office:value="21.08" calcext:value-type="float">
            <text:p>21.08</text:p>
          </table:table-cell>
          <table:table-cell office:value-type="string" calcext:value-type="string">
            <text:p>T-1</text:p>
          </table:table-cell>
          <table:table-cell office:value-type="float" office:value="2448.06" calcext:value-type="float">
            <text:p>2448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2.57" calcext:value-type="float">
            <text:p>12.57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310 kWh</text:p>
          </table:table-cell>
          <table:table-cell office:value-type="float" office:value="2217.87" calcext:value-type="float">
            <text:p>2217.87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373" calcext:value-type="float">
            <text:p>373</text:p>
          </table:table-cell>
          <table:table-cell office:value-type="float" office:value="24.62" calcext:value-type="float">
            <text:p>24.62</text:p>
          </table:table-cell>
          <table:table-cell office:value-type="string" calcext:value-type="string">
            <text:p>T-1</text:p>
          </table:table-cell>
          <table:table-cell office:value-type="float" office:value="2872.26" calcext:value-type="float">
            <text:p>2872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292 kWh</text:p>
          </table:table-cell>
          <table:table-cell office:value-type="float" office:value="2080.32" calcext:value-type="float">
            <text:p>2080.32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352.01" calcext:value-type="float">
            <text:p>352.01</text:p>
          </table:table-cell>
          <table:table-cell office:value-type="float" office:value="23.24" calcext:value-type="float">
            <text:p>23.24</text:p>
          </table:table-cell>
          <table:table-cell office:value-type="string" calcext:value-type="string">
            <text:p>T-1</text:p>
          </table:table-cell>
          <table:table-cell office:value-type="float" office:value="2698.76" calcext:value-type="float">
            <text:p>2698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267 kWh</text:p>
          </table:table-cell>
          <table:table-cell office:value-type="float" office:value="1894.87" calcext:value-type="float">
            <text:p>1894.87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323.77" calcext:value-type="float">
            <text:p>323.77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T-1</text:p>
          </table:table-cell>
          <table:table-cell office:value-type="float" office:value="2482.23" calcext:value-type="float">
            <text:p>2482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21:45.830000000</meta:creation-date>
    <dc:date>2018-03-26T20:24:02.862000000</dc:date>
    <meta:editing-duration>PT2M17S</meta:editing-duration>
    <meta:editing-cycles>1</meta:editing-cycles>
    <meta:document-statistic meta:table-count="1" meta:cell-count="147" meta:object-count="0"/>
    <meta:generator>LibreOffice/5.3.4.2$Windows_x86 LibreOffice_project/f82d347ccc0be322489bf7da61d7e4ad13fe2ff3</meta:generator>
  </office:meta>
</office:document-meta>
</file>